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Times New Roman1" style:text-underline-style="none"/>
    </style:style>
    <style:style style:name="T8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4_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1893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6">S. MORAIS,/</text:p>
      <text:p text:style-name="P6">546 N. FIFTH STREET./</text:p>
      <text:p text:style-name="P7">PHILADELPHIA,____________1893/</text:p>
      <text:p text:style-name="P7"/>
      <text:p text:style-name="P6">[Front Cover]</text:p>
      <text:p text:style-name="P6">The character of the Shunammite/ [Hebrew]/</text:p>
      <text:p text:style-name="P6"/>
      <text:p text:style-name="P6">[Page 1]</text:p>
      <text:p text:style-name="P6">A typical Jewess stood before my mind's eye this/ morning. <text:s/>I looked, perhaps I might discover/ a genius, a new Deborah invoking God's/ salvation in poetic strains; a Huldale chas-/-tising sin with a prophetic rod. <text:s/>The woman/ I saw was neither. <text:s/>Nor did she speak in/ such accents as <text:span text:style-name="T2">the woman</text:span> her predecessor of Tekoa-styled <text:span text:style-name="T2">,dulled</text:span> in/ our Scriptures [Hebrew] "a wise woman," spoke;/ nor even in the manner <text:span text:style-name="T2">as</text:span> that a Beruria<text:span text:style-name="T2">h</text:span> of the/ Talmud would have made herself heard. <text:s/>Yet, the/ Shunammite was great,_so are we assured by/ the sacred historian [Hebrew]. <text:s/>Have you/ traced the lives of that greatness? <text:s/>Follow me and you will/ be shown them. <text:s/>There stands her house. <text:s/>The/ front door twins upon its hinges. <text:span text:style-name="T2">and</text:span> It frequently opens to/ welcome the stranger, who need <text:span text:style-name="T2">rest and</text:span> food &amp; rest./ <text:s/>A worthy descendant of Sarah, who encouraged/ and helped her husband in the exercise of kindly/ hospitality, the mistress of that house governed it/ <text:span text:style-name="T2">her home</text:span> by the rules of unstinted generosity./</text:p>
      <text:p text:style-name="P6"/>
      <text:p text:style-name="P6"><text:soft-page-break/>[Page 2]</text:p>
      <text:p text:style-name="P6">We would certainly consider her an [Hebrew] and praise her as such if she only/ responded to the appeal of creatures who <text:span text:style-name="T2">begged stood asked</text:span> felt/ the want of <text:span text:style-name="T2">for</text:span> a meal, <text:span text:style-name="T2">because</text:span> for kindness <text:span text:style-name="T2">is nobleness</text:span> enobles[sic!] human nature, but our/ commendation must increase proportionately to/ the higher degree of largeheartedness <text:span text:style-name="T2">that she</text:span>/ manifested. <text:s/>Let us look again: <text:span text:style-name="T2">you</text:span> we are placed face/ to face with an exceptional character, one in whose veins the blood of the/ righteous founder of our people copiously flowed. <text:s/>Like/ Abraham, who <text:span text:style-name="T5">begged</text:span><text:span text:style-name="T6"> pilgrims to be allowed/ to entertain them [Hebrew],/ so that [Hebrew] "the great woman" of Shunem,/ urged Elisha never to pass by her dwelling </text:span><text:span text:style-name="T3">place,</text:span><text:span text:style-name="T6">/ without entering to be greeted as a most honored/ quest. <text:s/></text:span><text:span text:style-name="T3">The prophet accepted </text:span><text:span text:style-name="T6"><text:s/>[Hebrew] That is a patriarchal trait </text:span><text:span text:style-name="T3">of which we of the God of Abraham, may rightly boast, [Hebrew]</text:span><text:span text:style-name="T6"> the imitation of which </text:span><text:span text:style-name="T3">by [?]</text:span><text:span text:style-name="T6"> may well be our boast </text:span><text:span text:style-name="T3">made</text:span><text:span text:style-name="T6"> by us, I say/ </text:span><text:span text:style-name="T3">[Hebrew]</text:span><text:span text:style-name="T6"> the seed of Abraham the </text:span><text:span text:style-name="T5">friend</text:span><text:span text:style-name="T6"> of God. <text:s/>[Hebrew]. <text:s/>But work/ </text:span><text:span text:style-name="T3">ye</text:span><text:span text:style-name="T6"> now the influence of a wife, whose sentiments are/ thoroughly </text:span><text:span text:style-name="T3">Jewish</text:span><text:span text:style-name="T6"> Abrahamic. <text:s/>It is agreed on all hands that/ the Shunammite was not distinguished for the/ possession of qualities, which lifted her </text:span><text:span text:style-name="T3">far</text:span><text:span text:style-name="T6">/ intellectually far above her sisters in faith./ <text:s/>Judging her </text:span><text:span text:style-name="T3">fro</text:span><text:span text:style-name="T6"> by the record </text:span><text:span text:style-name="T3">lelf</text:span><text:span text:style-name="T6"> left in Holy Writ,/ I would not belittle her, if I said that she was/ simply a modest, an exceedingly retiring woman;/</text:span></text:p>
      <text:p text:style-name="P6"><text:span text:style-name="T6"/></text:p>
      <text:p text:style-name="P6"><text:span text:style-name="T6">[Page 3]</text:span></text:p>
      <text:p text:style-name="P6"><text:span text:style-name="T3">She made</text:span><text:span text:style-name="T6"> making no pretention[sic!] to learning; </text:span><text:span text:style-name="T3">she had</text:span><text:span text:style-name="T6"> having/ no ambition to shine in society. <text:s/>Her fire side set the/ [Hebrew] all aglow with love for </text:span><text:span text:style-name="T5">domestic</text:span><text:span text:style-name="T6"> virtues. <text:s/>In her/ habitation </text:span><text:span text:style-name="T3">she</text:span><text:span text:style-name="T6"> the Shunammite did exall[sic!] many--not in fashionable soir</text:span><text:span text:style-name="T7">é</text:span><text:span text:style-name="T8">es, but acts of practical goodness. <text:s/>Her woman-/-ly intuition discovered that Elisha was more than/ any ordinary guest upon whom she bestowed kind/ attention. <text:s/>"Better than </text:span><text:span text:style-name="T4">a</text:span><text:span text:style-name="T8"> man, </text:span><text:span text:style-name="T4">a</text:span><text:span text:style-name="T8"> woman can dis-/tinguish the character of those who deserve to be treated/ most hospitably," write the Rabbis [Hebrew]/ [Hebrew]. <text:s/></text:span><text:span text:style-name="T4">Som</text:span><text:span text:style-name="T8"> She </text:span><text:span text:style-name="T4">had</text:span><text:span text:style-name="T8"> soon learnt that the spirit of God rested/ upon Elijah's faithful attendant; that, like the/ master </text:span><text:span text:style-name="T4">he</text:span><text:span text:style-name="T8"> whose mantle had fallen upon his shoulder, the disciple journeyed from city to city/ in the interest of Israel's belief. <text:s/>That </text:span><text:span text:style-name="T4">woman</text:span><text:span text:style-name="T8"> [Hebrew]/ whose greatness consisted in the </text:span><text:span text:style-name="T4">practice</text:span><text:span text:style-name="T8"> exercise of </text:span><text:span text:style-name="T4">broad</text:span><text:span text:style-name="T8"> wide/ beneficence, had a request to make of her husband./ <text:s/>We are not told of the man's circumstances. <text:s/>Indirectly we/ can infer that he was a prosperous farmer, tilling/ the ground and hiring others to help him in his work./ <text:s/>Still, what his wife asked may have appeared/ </text:span><text:span text:style-name="T4">in his sight</text:span><text:span text:style-name="T8"> to his mind novel and extraordinary./</text:span></text:p>
      <text:p text:style-name="P6"><text:span text:style-name="T8"/></text:p>
      <text:p text:style-name="P6"><text:span text:style-name="T8">[Page 4]</text:span></text:p>
      <text:p text:style-name="P6"><text:span text:style-name="T8">He should have a room built in his own premises/ and furnished with the necessary objects of comfort/ for the exclusive use of Elisha. <text:s/>His holy vocation,/ his trials in the prosecution of </text:span><text:span text:style-name="T4">his</text:span><text:span text:style-name="T8"> arduous duties, de-/-manded that token of </text:span><text:span text:style-name="T4">deep</text:span><text:span text:style-name="T8"> signal appreciation. <text:s/>Now,/ I gladly confess that even in our matter of fact/ </text:span><text:span text:style-name="T4">generation</text:span><text:span text:style-name="T8"> times, the number of Jewesses who devote their/ thoughts to charitable endeavours is </text:span><text:span text:style-name="T4">con</text:span><text:span text:style-name="T8"> beyond/ calculation. <text:s/>I shall not be guilty of the offence[sic!]/ which some occupants of the pulpit commit,/ when, similarly to Isaiah, who denounced the/ luxurious extravagance of the female sex of his/ own days, depict our maidens and matrons in/ repulsive colors as being solely </text:span><text:span text:style-name="T4">as</text:span><text:span text:style-name="T8"> wedded to corruptive fashion, to/ seductive self-admiration, to outdoors diversions </text:span><text:span text:style-name="T4">with</text:span><text:span text:style-name="T8"> at the neglect of home [?]./ <text:s/>Too unjustly [?] is the condemnation. <text:s/>Not because/ wrong does exist in that direction, and </text:span><text:span text:style-name="T4">many</text:span><text:span text:style-name="T8"> not a few follow/ it to the rain of families and the ultimate/ sinking of healt hand reputation, ought we to/ deny that a vast amount of what is </text:span><text:span text:style-name="T4">sequally unusually</text:span><text:span text:style-name="T8"> supremely/ laudable, is accomplished by self-denying/ daughters of the Hebrew race./</text:span></text:p>
      <text:p text:style-name="P6"><text:span text:style-name="T8"/></text:p>
      <text:p text:style-name="P6"><text:span text:style-name="T8">[Page 5]</text:span></text:p>
      <text:p text:style-name="P6"><text:span text:style-name="T8">Nevertheless, I could scarcely assert that the/ Shunammite of that unsophisticated age, could/ </text:span><text:span text:style-name="T4">vastly</text:span><text:span text:style-name="T8"> very largely find now counterparts of her disposition. <text:s/>I/ mean Jewesses who honor piety and sacred </text:span><text:soft-page-break/><text:span text:style-name="T8">learning to/ the point of </text:span><text:span text:style-name="T4">giving</text:span><text:span text:style-name="T8"> offering the possessor thereof a home and/ every mark of unstinted generosity. <text:s/>As a reason/ for the absence of the genuine veneration formerly/ evinced towards the representatives and custodians/ of religion, it was lately declared that modern/ rabbis are unworthy of it, that they were too self-important; that they </text:span><text:span text:style-name="T4">do not</text:span><text:span text:style-name="T8"> fail to/ open a current of mutual sympathy, which/ ought to flow from the pulpit to the pews, no-/-tably among those who constitute the main/ factors in the upbuilding of our hoseholds[sic!]--</text:span><text:span text:style-name="T4">our</text:span><text:span text:style-name="T8">/ wives and mothers. <text:s/>There may be some grain of truth/ in the </text:span><text:span text:style-name="T4">assertion</text:span><text:span text:style-name="T8"> charge, </text:span><text:span text:style-name="T4">but</text:span><text:span text:style-name="T8"> at all events our Haftorah clearly demonstrates/ that the Shunemmite did not anticipate any/ reciprocation to her exceeding benevolence. <text:s/>She/ was generous in obedience to her Jewish instincts;/ she was respectful because </text:span><text:span text:style-name="T4">sacred</text:span><text:span text:style-name="T8"> knowledge/ must elicit reverence, or, to say it with the Talmud,/ because such reverence, </text:span><text:span text:style-name="T4">such respect is offered to the Bestower of Wisdom</text:span><text:span text:style-name="T8"> is equivalent to the adoration of Him who is the Fountain Head of Knowledge. <text:s/>[Hebrew] </text:span><text:span text:style-name="T4">[Hebrew]</text:span><text:span text:style-name="T8">/</text:span></text:p>
      <text:p text:style-name="P6"><text:span text:style-name="T8"/></text:p>
      <text:p text:style-name="P6"><text:span text:style-name="T8">[Page 6]</text:span></text:p>
      <text:p text:style-name="P6"><text:span text:style-name="T8">Brethren. <text:s/>I began my remarks by extolling the/ Shunammite as a typical Jewess and her own/ ingenerous words prove my description unmistakably/ correct. <text:s/>Elisha was alive to a sense of/ deep gratitude. <text:s/>Now could he make his generous/ hostess </text:span><text:span text:style-name="T4">understand</text:span><text:span text:style-name="T8"> realize that he did feel under great/ obligation? <text:s/>That he was anxious to prove </text:span><text:span text:style-name="T4">it</text:span><text:span text:style-name="T8"> his sentiments/ by some personal exertions? <text:s/>He sent for the mistress/ of the house, in which he was so nobly welcomed, and inquired whether his influence in high places could/ be to her of some service. <text:s/>He said [Hebrew]/ </text:span><text:span text:style-name="T4">He said:</text:span><text:span text:style-name="T8"> [Hebrew]/ "Behold thou has been careful for us with all this/ care, what can be done for thee? <text:s/>Wouldst thou be spoken/ for to the king, or to the captain of the army?" <text:s/>You/ have heard her answer: [Hebrew] "I dwell/ among my own people". <text:s/>Exemplary Jewess!/ <text:s/>Thy retiring modesty, is thy handsomest </text:span><text:span text:style-name="T4">ad</text:span><text:span text:style-name="T8">ornament./ <text:s/>Thou cravest for nothing more beautiful. <text:s/>My peo-/-ple are those in whose circle thou </text:span><text:span text:style-name="T4">delightest</text:span><text:span text:style-name="T8"> preferest to move./ <text:s/>That </text:span><text:span text:style-name="T4">is the</text:span><text:span text:style-name="T8"> humble sphere thou hast chosen, because it does not excite/ against the petty jealousies and envy./</text:span></text:p>
      <text:p text:style-name="P6"><text:span text:style-name="T8"/></text:p>
      <text:p text:style-name="P6"><text:span text:style-name="T8">[Page 7]</text:span></text:p>
      <text:p text:style-name="P6"><text:span text:style-name="T8">To bask in the sunshine of political or social/ greatness will not bring thee healthful warmth,/ but consuming heat. <text:s/>Yes, the Shunammite moved/ </text:span><text:span text:style-name="T4">within</text:span><text:span text:style-name="T8"> among her own however lowly their position </text:span><text:span text:style-name="T4">circle</text:span><text:span text:style-name="T8">. <text:s/>To help the poor and the/ stranger, to make her husband the participant of her/ goodly work, to become the exponent of the virtues/ of her race, of the religion of her ancestors, was her/ ambition. <text:s/>Her week[sic?] days she sanctified by/ deeds of active kindness; the sabbath and festivals/ she honored by imbibing pious instruction from </text:span><text:span text:style-name="T4">the</text:span><text:span text:style-name="T8">/ lips </text:span><text:span text:style-name="T4">of men</text:span><text:span text:style-name="T8"> fit to give instruction. <text:s/>Look once more the child/ so longed for, so fondly loved, has been taken home/ to his mother to drop lifeless on her knees. <text:s/>She must see the prophet/ who had foretold her the happiness of which she/ is suddenly </text:span><text:span text:style-name="T4">deprived</text:span><text:span text:style-name="T8"> bereft. <text:s/>She will not </text:span><text:span text:style-name="T4">sadden</text:span><text:span text:style-name="T8"> grieve her/ husband's heart by the </text:span><text:span text:style-name="T4">grievous</text:span><text:span text:style-name="T8"> sorrowful tidings, but requests/ to leave him a </text:span><text:span text:style-name="T4">short</text:span><text:span text:style-name="T8"> brief while, that she may visit Elisha/ at mount Carmel--the famous spot where the trial/ between false polytheism and the truth of the Unity,/ was made by Elijah, and </text:span><text:span text:style-name="T4">were</text:span><text:span text:style-name="T8"> where the disciples of the Tishbite met for holy/ purposes./ <text:s/>"Wherefore art </text:span><text:span text:style-name="T4">will</text:span><text:span text:style-name="T8"> thou going to him to say? <text:s/>It is </text:span><text:span text:style-name="T4">can</text:span><text:span text:style-name="T8"> neither new/ moon nor Sabbath" [Hebrew]/</text:span></text:p>
      <text:p text:style-name="P6"><text:span text:style-name="T8"/></text:p>
      <text:p text:style-name="P6"><text:span text:style-name="T8">[Page 8]</text:span></text:p>
      <text:p text:style-name="P6"><text:span text:style-name="T8">the husband inquired. <text:s/>he knew that his wife devoted </text:span><text:span text:style-name="T4">those days the Shunammite consecrated</text:span><text:span text:style-name="T8"> to her creed,/ days set apart by </text:span><text:span text:style-name="T4">the Divine Legislator</text:span><text:span text:style-name="T8"> Moses and thy prophets for national [?] [Hebrew] </text:span><text:span text:style-name="T4">[Hebrew]</text:span><text:span text:style-name="T8">./ <text:s/>Never would she </text:span><text:span text:style-name="T4">dare to</text:span><text:span text:style-name="T8"> be seen abroad on Sabbath and festivals unnecessarily, never could she be met </text:span><text:span text:style-name="T4">then</text:span><text:span text:style-name="T8"> in market places </text:span><text:span text:style-name="T4">to</text:span><text:span text:style-name="T8"> making/ purchases, nor </text:span><text:span text:style-name="T4">to driving abroad for recreation and thoughtlessly then</text:span><text:span text:style-name="T8"> flippantly riding in her carriage for/ sport. <text:s/>The association of those qualified to add/ strength to her devotional nature she </text:span><text:span text:style-name="T4">ther</text:span><text:span text:style-name="T8"> then sought, their/ advice she consulted </text:span><text:span text:style-name="T4">in order</text:span><text:span text:style-name="T8"> to be confirmed in habits/ of practical goodness, which were for her the title,/ wherewith the Biblical </text:span><text:soft-page-break/><text:span text:style-name="T8">historian has ennobled her,/ [Hebrew] "A great woman" Brethren. <text:s/>Disclaiming/ any approach to the character of the exalted being/ whom the Shunammite generously entertained, ex-/pecting in no way services in the same direction at the/ hands of Philadelphia Jewesses, I nevertheless ardently/ wish that my well meant counsel may secure to/ many a one the title of [Hebrew] "A great woman."/ <text:s/>I shall not urge just now a redoubling of unabated ef-/-forts in behalf of charity. <text:s/>That essential pleading I may reserve for another/ occasion. <text:s/>But I would beg of my sisters in faith to hal-/-low Sabbaths and festivals, never scandalizing God-fear-/-ing Israelites by a demeanour that ill agrees with the/ sanctity thereof, but to set our men an example of right-/-eousness and make our homes a temple of religion,/ a seat of spirituality, even </text:span><text:span text:style-name="T4">the</text:span><text:span text:style-name="T8"> like that of the great/ woman of Shuman./</text:span></text:p>
      <text:p text:style-name="P6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2T11:58:52.22</meta:creation-date>
    <meta:document-statistic meta:table-count="0" meta:image-count="0" meta:object-count="0" meta:page-count="5" meta:paragraph-count="82" meta:word-count="1858" meta:character-count="11496"/>
    <dc:date>2012-04-12T14:23:09.52</dc:date>
    <dc:creator>Penn Libraries</dc:creator>
    <meta:editing-duration>PT00H00M48S</meta:editing-duration>
    <meta:editing-cycles>1</meta:editing-cycles>
    <meta:generator>OpenOffice.org/3.2$Win32 OpenOffice.org_project/320m12$Build-9483</meta:generator>
  </office:meta>
</office:document-meta>
</file>